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649f2"/>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Genealogical File Organization</text:h>
      <text:p text:style-name="Text_20_body"/>
      <text:p text:style-name="Text_20_body">From time to time I get the question of how I organize my genealogy files. My system has evolved over time as I am sure your system has as well. I have found a system that works well for me and I thought I would share it with all of you in case it helps spur some ideas.</text:p>
      <text:p text:style-name="Text_20_body"/>
      <text:p text:style-name="Text_20_body"><text:span text:style-name="T2">Paper files</text:span>: I have very few paper files. I moved twice in 2019 –from Connecticut to a rental house in Colorado and then again, a few months later into a house that we bought. That was a great impetus to reduce my paperwork! I bought a scanner and scanned as many paper files as possible – including all my handwritten research notes. The only hard copy files I have are original records that I ordered (marriage certificates, death certificates, naturalization files, etc.) All of those have been scanned in with citations as a backup. My paper files are only a few inches thick. It was such a feeling of accomplishment to get that done!</text:p>
      <text:p text:style-name="Text_20_body"/>
      <text:p text:style-name="Text_20_body"><text:span text:style-name="T2">Digital files</text:span>: I have one folder for each of my four grandparents. In each of those folders is a ton of subfolders for individuals. I number them using the ahnentafel system with me as the starting point, i.e. #1 (for more on that, see <text:a xlink:type="simple" xlink:href="https://www.thoughtco.com/ahnentafel-numbering-system-explained-1420744" text:style-name="Internet_20_link" text:visited-style-name="Visited_20_Internet_20_Link">https://www.thoughtco.com/ahnentafel-numbering-system-explained-1420744</text:a>). For example, my paternal grandfather was a Wilcoxon. That grandparent’s folder is titled “Family WILCOXON”. In there are folders such as “01 WILCOXON Shannon”, “02 WILCOXON James”, “04 WILCOXON Kenneth”, “08 WILCOXON Clyde”, “09 WEDGE Merla”, etc. You notice there are gaps in the numbers because those numbers are in other grandparents’ folders. Some people choose to file by marital couple, I choose to do it by individual. In each of those folders is whatever documentation I have for them. Some people I have more research completed so I might have subfolders such as “Land Records”, “Vital Records” etc. In addition, you will notice the ahnentafel system only includes direct ancestors. If I have records for my great-grandfather’s other children, I have subfolders labeled “08A WILCOXON Otto” and “08B WILCOXON Curtis”, etc.</text:p>
      <text:p text:style-name="Text_20_body"/>
      <text:p text:style-name="Text_20_body">This is how I choose to organize my files and I have found it to be effective in that I can quickly find things. I hope this helps you think about what organization system works best for you!</text:p>
      <text:p text:style-name="Text_20_body"/>
      <text:p text:style-name="Text_20_body">Shann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06:27:07.009396929</meta:creation-date>
    <dc:date>2020-12-15T06:27:56.405036620</dc:date>
    <meta:editing-duration>PT49S</meta:editing-duration>
    <meta:editing-cycles>1</meta:editing-cycles>
    <meta:document-statistic meta:table-count="0" meta:image-count="0" meta:object-count="0" meta:page-count="1" meta:paragraph-count="6" meta:word-count="390" meta:character-count="2276" meta:non-whitespace-character-count="1891"/>
    <meta:generator>LibreOffice/7.0.3.1$Linux_X86_64 LibreOffice_project/00$Build-1</meta:generator>
  </office:meta>
</office:document-meta>
</file>